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00000003588FF7DB0A.jpg" manifest:media-type="image/jpeg"/>
  <manifest:file-entry manifest:full-path="Pictures/1000000100000500000002EE0CB79E63.png" manifest:media-type="image/png"/>
  <manifest:file-entry manifest:full-path="Pictures/1000000100000580000002E02FCF5678.png" manifest:media-type="image/png"/>
  <manifest:file-entry manifest:full-path="Pictures/1000000000000500000005009BDB398A.jpg" manifest:media-type="image/jpeg"/>
  <manifest:file-entry manifest:full-path="Pictures/100000010000050000000280A0419F78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3.097cm" svg:height="6.462cm" svg:x="0.35cm" svg:y="13.88cm">
          <draw:image xlink:href="Pictures/100000010000050000000280A0419F78.png" xlink:type="simple" xlink:show="embed" xlink:actuate="onLoad" draw:mime-type="image/png">
            <text:p/>
          </draw:image>
        </draw:frame>
        <draw:frame draw:style-name="gr1" draw:text-style-name="P1" draw:layer="layout" svg:width="9.043cm" svg:height="8.924cm" svg:x="19.372cm" svg:y="0.65cm">
          <draw:image xlink:href="Pictures/1000000000000500000005009BDB398A.jpg" xlink:type="simple" xlink:show="embed" xlink:actuate="onLoad" draw:mime-type="image/jpeg">
            <text:p/>
          </draw:image>
        </draw:frame>
        <draw:frame draw:style-name="gr1" draw:text-style-name="P1" draw:layer="layout" svg:width="11.99cm" svg:height="6.933cm" svg:x="11.123cm" svg:y="8.342cm">
          <draw:image xlink:href="Pictures/1000000100000500000002EE0CB79E63.png" xlink:type="simple" xlink:show="embed" xlink:actuate="onLoad" draw:mime-type="image/png">
            <text:p/>
          </draw:image>
        </draw:frame>
        <draw:frame draw:style-name="gr1" draw:text-style-name="P1" draw:layer="layout" svg:width="12.156cm" svg:height="8.021cm" svg:x="0.351cm" svg:y="0.937cm">
          <draw:image xlink:href="Pictures/1000000000000500000003588FF7DB0A.jpg" xlink:type="simple" xlink:show="embed" xlink:actuate="onLoad" draw:mime-type="image/jpeg">
            <text:p/>
          </draw:image>
        </draw:frame>
        <draw:frame draw:style-name="gr1" draw:text-style-name="P1" draw:layer="layout" svg:width="12.528cm" svg:height="6.461cm" svg:x="16.822cm" svg:y="14.189cm">
          <draw:image xlink:href="Pictures/1000000100000580000002E02FCF5678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16T16:51:41.901312712</meta:creation-date>
    <dc:date>2026-01-16T17:00:30.820023430</dc:date>
    <meta:editing-duration>PT13S</meta:editing-duration>
    <meta:editing-cycles>1</meta:editing-cycles>
    <meta:document-statistic meta:object-count="5"/>
    <meta:generator>LibreOffice/24.2.7.2$Linux_X86_64 LibreOffice_project/420$Build-2</meta:generator>
  </office:meta>
</office:document-meta>
</file>